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7.40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10.982cm"/>
    </style:style>
    <style:style style:name="co5" style:family="table-column">
      <style:table-column-properties fo:break-before="auto" style:column-width="28.249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ff99ff"/>
    </style:style>
  </office:automatic-styles>
  <office:body>
    <office:spreadsheet>
      <table:calculation-settings table:automatic-find-labels="false" table:use-regular-expressions="false" table:use-wildcards="true"/>
      <table:table table:name="mso5k-la-16ch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/home/fabian/repositories/elektronik/mso5k-la-pod/lmh7324-16ch/mso5k-la-16ch.kicad_sch</text:p>
          </table:table-cell>
          <table:table-cell table:style-name="Default" table:number-columns-repeated="16382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Default" office:value-type="string" calcext:value-type="string">
            <text:p>Mo 22 Mai 2023 22:08:21 CEST</text:p>
          </table:table-cell>
          <table:table-cell table:style-name="Default" table:number-columns-repeated="16382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(6.0.11)</text:p>
          </table:table-cell>
          <table:table-cell table:style-name="Default" table:number-columns-repeated="16382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_with_fp.py</text:p>
          </table:table-cell>
          <table:table-cell table:style-name="Default" table:number-columns-repeated="16382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table:number-columns-repeated="16382"/>
        </table:table-row>
        <table:table-row table:style-name="ro1">
          <table:table-cell table:style-name="Default" office:value-type="string" calcext:value-type="string">
            <text:p>Ref</text:p>
          </table:table-cell>
          <table:table-cell table:style-name="Default"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Cmp nam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Vendor</text:p>
          </table:table-cell>
          <table:table-cell table:style-name="Default" table:number-columns-repeated="16377"/>
        </table:table-row>
        <table:table-row table:style-name="ro1">
          <table:table-cell office:value-type="string" calcext:value-type="string">
            <text:p>C1, C2, C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C4, C22, C23, C25, C26, C27, C28, C50, C51, C53, C54, C55, C56, C61, C62, C80, C81, C83, C84, C85, C86, C108, C109, C111, C112, C113, C114, 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Unpolarized capacitor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C5, C6, C7, C8, C9, C10, C11, C12, C15, C18, C21, C24, C33, C34, C35, C36, C37, C38, C39, C40, C43, C46, C49, C52, C63, C64, C65, C66, C67, C68, C69, C70, C71, C74, C75, C76, C91, C92, C93, C94, C95, C96, C97, C98, C99, C102, C103, C104, 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10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string" calcext:value-type="string">
            <text:p>Unpolarized capacitor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C13, C14, C29, C30, C41, C42, C57, C58, C72, C73, C87, C88, C100, C101, C115, C116, 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3.3p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Unpolarized capacitor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C16, C17, C31, C32, C44, C45, C59, C60, C77, C78, C89, C90, C105, C106, C117, C118, 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27p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string" calcext:value-type="string">
            <text:p>Unpolarized capacitor</text:p>
          </table:table-cell>
          <table:table-cell table:style-name="ce2" table:number-columns-repeated="16378"/>
        </table:table-row>
        <table:table-row table:style-name="ro1">
          <table:table-cell table:style-name="ce3" office:value-type="string" calcext:value-type="string">
            <text:p>C19, C20, C47, C48, C79, C82, C107, C110, 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0n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apacitor_SMD:C_0603_1608Metric</text:p>
          </table:table-cell>
          <table:table-cell table:style-name="ce3" office:value-type="string" calcext:value-type="string">
            <text:p>Unpolarized capacitor</text:p>
          </table:table-cell>
          <table:table-cell table:style-name="ce3" table:number-columns-repeated="16378"/>
        </table:table-row>
        <table:table-row table:style-name="ro1">
          <table:table-cell table:style-name="ce2" office:value-type="string" calcext:value-type="string">
            <text:p>D1, D11,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&gt; 4V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Light emitting diode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D2, D12,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ECL 3.7V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Light emitting diode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D3, D13,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MOS 5 2.5V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Light emitting diode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D4, D14,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MOS 3.3 1.65V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Light emitting diode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D5, D15,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TL 1.4V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Light emitting diode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D6, D16,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VDS 1.2V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Light emitting diode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D7, D17,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MOS 1.8 0.9V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Light emitting diode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D8, D18,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V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Light emitting diode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D9, D19,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CL -1.3V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Light emitting diode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D10, D20,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&lt; -2V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_SMD:LED_0603_1608Metric</text:p>
          </table:table-cell>
          <table:table-cell table:style-name="ce2" office:value-type="string" calcext:value-type="string">
            <text:p>Light emitting diode</text:p>
          </table:table-cell>
          <table:table-cell table:style-name="ce2" table:number-columns-repeated="16378"/>
        </table:table-row>
        <table:table-row table:style-name="ro1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string" calcext:value-type="string">
            <text:p>Mounting Hole with connec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Conn_02x25_Odd_Even</text:p>
          </table:table-cell>
          <table:table-cell office:value-type="string" calcext:value-type="string">
            <text:p>Connector_IDC:IDC-Header_2x25_P2.54mm_Vertical</text:p>
          </table:table-cell>
          <table:table-cell office:value-type="string" calcext:value-type="string">
            <text:p>Generic connector, double row, 02x25, odd/even pin numbering scheme (row 1 odd numbers, row 2 even numbers), script generated (kicad-library-utils/schlib/autogen/connector/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2, J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Socket_2.54mm:PinSocket_2x08_P2.54mm_Vertical</text:p>
          </table:table-cell>
          <table:table-cell office:value-type="string" calcext:value-type="string">
            <text:p>Generic connector, double row, 02x08, odd/even pin numbering scheme (row 1 odd numbers, row 2 even numbers), script generated (kicad-library-utils/schlib/autogen/connector/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03_Odd_Even</text:p>
          </table:table-cell>
          <table:table-cell office:value-type="string" calcext:value-type="string">
            <text:p>Connector_PinSocket_2.54mm:PinSocket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4_Fe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1, R2, R9, R10, R17, R18, R25, R26, R38, R39, R46, R47, R54, R55, R62, R63, 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3, R4, R11, R12, R19, R20, R27, R28, R40, R41, R48, R49, R56, R57, R64, R65, </text:p>
          </table:table-cell>
          <table:table-cell office:value-type="float" office:value="16" calcext:value-type="float">
            <text:p>1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5, R6, R13, R14, R21, R22, R29, R30, R42, R43, R50, R51, R58, R59, R66, R67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0k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7, R8, R15, R16, R23, R24, R31, R32, R44, R45, R52, R53, R60, R61, R68, R69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33, R34, R35, R36, R37, 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N1, RN3, RN5, RN7, RN9, RN11, RN13, RN15, 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Pack04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4 resistor network, parallel topolog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N2, RN4, RN6, RN8, RN10, RN12, RN14, RN16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R_Pack04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4 resistor network, parallel topolog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tiny44A-SS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20MHz, 4kB Flash, 256B SRAM, 256B EEPROM, debugWIRE, SOIC-1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U2, U3, U4, U5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MH7324</text:p>
          </table:table-cell>
          <table:table-cell office:value-type="string" calcext:value-type="string">
            <text:p>Package_DFN_QFN:WQFN-32-1EP_5x5mm_P0.5mm_EP3.1x3.1mm</text:p>
          </table:table-cell>
          <table:table-cell office:value-type="string" calcext:value-type="string">
            <text:p>Quad 700 ps High Speed Comparator with RSPECL Outputs, WQFN-32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2T23:35:57.699748781</dc:date>
    <meta:editing-duration>PT1H17M27S</meta:editing-duration>
    <meta:editing-cycles>3</meta:editing-cycles>
    <meta:generator>LibreOffice/7.5.1.2$Linux_X86_64 LibreOffice_project/50$Build-2</meta:generator>
    <meta:document-statistic meta:table-count="1" meta:cell-count="197" meta:object-count="0"/>
  </office:meta>
</office:document-meta>
</file>